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Merriweather" svg:font-family="Merriweath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74in"/>
    </style:style>
    <style:style style:name="co2" style:family="table-column">
      <style:table-column-properties fo:break-before="auto" style:column-width="1.9008in"/>
    </style:style>
    <style:style style:name="co3" style:family="table-column">
      <style:table-column-properties fo:break-before="auto" style:column-width="1.2283in"/>
    </style:style>
    <style:style style:name="co4" style:family="table-column">
      <style:table-column-properties fo:break-before="auto" style:column-width="1.852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1.7646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1307in" fo:break-before="auto" style:use-optimal-row-height="false"/>
    </style:style>
    <style:style style:name="ro3" style:family="table-row">
      <style:table-row-properties style:row-height="1.2437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303030" fo:background-color="#ffffff" style:diagonal-bl-tr="none" style:diagonal-tl-br="none" style:text-align-source="fix" style:repeat-content="false" fo:wrap-option="no-wrap" fo:border-left="1.76pt solid #303030" style:direction="ltr" fo:border-right="0.74pt solid #30303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erriweather" fo:font-size="12pt" fo:font-style="normal" fo:text-shadow="none" style:text-underline-style="none" fo:font-weight="normal" style:font-size-asian="12pt" style:font-style-asian="normal" style:font-weight-asian="normal" style:font-name-complex="Merriweather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303030" fo:background-color="#ffffff" style:diagonal-bl-tr="none" style:diagonal-tl-br="none" style:text-align-source="fix" style:repeat-content="false" fo:wrap-option="no-wrap" fo:border-left="0.74pt solid #303030" style:direction="ltr" fo:border-right="0.74pt solid #303030" style:rotation-angle="0" style:rotation-align="none" style:shrink-to-fit="false" fo:border-top="1.76pt solid #30303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erriweather" fo:font-size="12pt" fo:font-style="normal" fo:text-shadow="none" style:text-underline-style="none" fo:font-weight="normal" style:font-size-asian="12pt" style:font-style-asian="normal" style:font-weight-asian="normal" style:font-name-complex="Merriweather" style:font-size-complex="12pt" style:font-style-complex="normal" style:font-weight-complex="normal"/>
    </style:style>
    <style:style style:name="ce6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order-bottom="1.76pt solid #303030" fo:background-color="#ffffff" style:diagonal-bl-tr="none" style:diagonal-tl-br="none" style:text-align-source="fix" style:repeat-content="false" fo:wrap-option="no-wrap" fo:border-left="0.74pt solid #303030" style:direction="ltr" fo:border-right="1.76pt solid #303030" style:rotation-angle="0" style:rotation-align="none" style:shrink-to-fit="false" fo:border-top="1.76pt solid #30303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erriweather" fo:font-size="12pt" fo:font-style="normal" fo:text-shadow="none" style:text-underline-style="none" fo:font-weight="normal" style:font-size-asian="12pt" style:font-style-asian="normal" style:font-weight-asian="normal" style:font-name-complex="Merriweather" style:font-size-complex="12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Linux Libertine G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Test Scanario</text:p>
          </table:table-cell>
          <table:table-cell table:style-name="ce1" office:value-type="string" calcext:value-type="string">
            <text:p>Test Case#</text:p>
          </table:table-cell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er make a a payment</text:p>
          </table:table-cell>
          <table:table-cell office:value-type="string" calcext:value-type="string">
            <text:p>make payment with “PLAID”</text:p>
          </table:table-cell>
          <table:table-cell/>
          <table:table-cell table:style-name="ce6" office:value-type="string" calcext:value-type="string">
            <text:p>- user visit page</text:p>
            <text:p>- user choose PLAID</text:p>
            <text:p>- user input email address</text:p>
            <text:p><text:span text:style-name="T1">- user input firstname</text:span></text:p>
            <text:p><text:span text:style-name="T1">- user input lastname</text:span></text:p>
            <text:p><text:span text:style-name="T2">- user click ‘ORDER NOW’</text:span></text:p>
          </table:table-cell>
          <table:table-cell/>
          <table:table-cell table:style-name="ce6" office:value-type="string" calcext:value-type="string">
            <text:p>- PLAID image is selected</text:p>
            <text:p> And form displayed according</text:p>
            <text:p>To payment type (PLAID)</text:p>
            <text:p>- button order enabled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ake payment with “G PAY”</text:p>
          </table:table-cell>
          <table:table-cell/>
          <table:table-cell table:style-name="ce6" office:value-type="string" calcext:value-type="string">
            <text:p>- user visit page</text:p>
            <text:p>- user choose G PAY</text:p>
            <text:p>- user input email address</text:p>
            <text:p><text:span text:style-name="T1">- user input firstname</text:span></text:p>
            <text:p><text:span text:style-name="T1">- user input lastname</text:span></text:p>
            <text:p><text:span text:style-name="T2">- user click ‘ORDER NOW’</text:span></text:p>
          </table:table-cell>
          <table:table-cell/>
          <table:table-cell table:style-name="ce6" office:value-type="string" calcext:value-type="string">
            <text:p><text:span text:style-name="T1">- G PAY image is selected</text:span></text:p>
            <text:p><text:span text:style-name="T1"> And form displayed according</text:span></text:p>
            <text:p><text:span text:style-name="T1">To payment type (G PAY)</text:span></text:p>
            <text:p><text:span text:style-name="T1">- button order enabled</text:span></text:p>
          </table:table-cell>
          <table:table-cell table:number-columns-repeated="1017"/>
        </table:table-row>
        <table:table-row table:style-name="ro4" table:number-rows-repeated="104857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Merriweather" svg:font-family="Merriweath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0:11:25.147595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02T10:24:05.869408706</dc:date>
    <meta:editing-duration>PT12M41S</meta:editing-duration>
    <meta:editing-cycles>3</meta:editing-cycles>
    <meta:document-statistic meta:table-count="1" meta:cell-count="16" meta:object-count="0"/>
  </office:meta>
</office:document-meta>
</file>